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quarish Sans CT" svg:font-family="'Squarish Sans C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ff66" draw:marker-end="Arrow_20_concave" draw:marker-end-center="true" draw:fill-color="#000000" draw:fill-image-width="0cm" draw:fill-image-height="0cm" draw:textarea-horizontal-align="justify" draw:textarea-vertical-align="middle" draw:auto-grow-height="false" fo:min-height="7.603cm" fo:min-width="9.987cm"/>
    </style:style>
    <style:style style:name="gr2" style:family="graphic" style:parent-style-name="standard">
      <style:graphic-properties draw:stroke="solid" svg:stroke-color="#66ff66" draw:fill="solid" draw:fill-color="#000000" fo:min-height="1.169cm"/>
    </style:style>
    <style:style style:name="gr3" style:family="graphic" style:parent-style-name="standard">
      <style:graphic-properties draw:stroke="solid" svg:stroke-color="#66ff66" draw:fill="solid" draw:fill-color="#000000" fo:min-height="0.624cm"/>
    </style:style>
    <style:style style:name="gr4" style:family="graphic" style:parent-style-name="standard">
      <style:graphic-properties draw:stroke="solid" svg:stroke-color="#66ff66" draw:fill="solid" draw:fill-color="#000000" fo:min-height="0.578cm"/>
    </style:style>
    <style:style style:name="gr5" style:family="graphic" style:parent-style-name="standard">
      <style:graphic-properties draw:stroke="solid" svg:stroke-color="#66ff66" draw:fill="solid" draw:fill-color="#000000" fo:min-height="1.461cm"/>
    </style:style>
    <style:style style:name="gr6" style:family="graphic" style:parent-style-name="standard">
      <style:graphic-properties draw:stroke="solid" svg:stroke-color="#66ff66" draw:fill="solid" draw:fill-color="#000000" fo:min-height="2.629cm"/>
    </style:style>
    <style:style style:name="gr7" style:family="graphic" style:parent-style-name="standard">
      <style:graphic-properties draw:stroke="solid" svg:stroke-color="#66ff66" draw:fill="solid" draw:fill-color="#000000" fo:min-height="2.628cm"/>
    </style:style>
    <style:style style:name="gr8" style:family="graphic" style:parent-style-name="standard">
      <style:graphic-properties draw:stroke="solid" svg:stroke-color="#66ff66" draw:fill="solid" draw:fill-color="#000000" fo:min-height="0.877cm"/>
    </style:style>
    <style:style style:name="gr9" style:family="graphic" style:parent-style-name="standard">
      <style:graphic-properties draw:stroke="solid" svg:stroke-color="#66ff66" draw:fill="solid" draw:fill-color="#000000" fo:min-height="0.353cm"/>
    </style:style>
    <style:style style:name="gr10" style:family="graphic" style:parent-style-name="standard">
      <style:graphic-properties draw:stroke="solid" svg:stroke-color="#66ff66" draw:fill="solid" draw:fill-color="#000000" fo:min-height="0.585cm"/>
    </style:style>
    <style:style style:name="gr11" style:family="graphic" style:parent-style-name="objectwithoutfill">
      <style:graphic-properties svg:stroke-width="0cm" svg:stroke-color="#66ff66" draw:marker-start="" draw:marker-start-width="0.055cm" draw:marker-start-center="true" draw:marker-end="Arrow_20_concave" draw:marker-end-width="0.2cm" draw:marker-end-center="true" draw:fill="solid" draw:fill-color="#000000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svg:stroke-color="#66ff66" draw:marker-end="Arrow_20_concave" draw:marker-end-width="0.2cm" draw:marker-end-center="true" draw:fill="solid" draw:fill-color="#000000" draw:textarea-vertical-align="middle"/>
    </style:style>
    <style:style style:name="gr13" style:family="graphic" style:parent-style-name="standard">
      <style:graphic-properties draw:stroke="none" draw:stroke-dash="Ultrafine_20_Dashed" svg:stroke-color="#66ff66" draw:fill="none" draw:fill-color="#000000" draw:fill-image-width="0cm" draw:fill-image-height="0cm" draw:textarea-horizontal-align="left" draw:auto-grow-height="true" draw:auto-grow-width="false" fo:min-height="0cm" fo:min-width="0cm"/>
    </style:style>
    <style:style style:name="gr14" style:family="graphic" style:parent-style-name="objectwithoutfill">
      <style:graphic-properties svg:stroke-color="#66ff66" draw:marker-end="Arrow_20_concave" draw:marker-end-width="0.2cm" draw:marker-end-center="true" draw:fill="none" draw:fill-color="#000000" draw:fill-image-width="0cm" draw:fill-image-height="0cm" draw:textarea-vertical-align="middle"/>
    </style:style>
    <style:style style:name="gr15" style:family="graphic" style:parent-style-name="objectwithoutfill">
      <style:graphic-properties svg:stroke-color="#66ff66" draw:marker-end="Circle_20_unfilled" draw:marker-end-width="0.2cm" draw:marker-end-center="true" draw:fill="none" draw:fill-color="#000000" draw:fill-image-width="0cm" draw:fill-image-height="0cm" draw:textarea-vertical-align="middle"/>
    </style:style>
    <style:style style:name="gr16" style:family="graphic" style:parent-style-name="standard">
      <style:graphic-properties svg:stroke-color="#000000" draw:marker-end="Arrow_20_concave" draw:marker-end-center="true" draw:fill-color="#000000" draw:fill-image-width="0cm" draw:fill-image-height="0cm" draw:textarea-horizontal-align="justify" draw:textarea-vertical-align="middle" draw:auto-grow-height="false" fo:min-height="0.604cm" fo:min-width="0cm"/>
    </style:style>
    <style:style style:name="P1" style:family="paragraph">
      <loext:graphic-properties draw:fill-color="#000000" draw:fill-image-width="0cm" draw:fill-image-height="0cm"/>
      <style:paragraph-properties fo:text-align="center"/>
      <style:text-properties fo:color="#66ff66" style:font-name="Squarish Sans CT" fo:font-size="6pt" style:font-size-asian="18pt" style:font-size-complex="18pt"/>
    </style:style>
    <style:style style:name="P2" style:family="paragraph">
      <style:paragraph-properties fo:margin-top="0.42cm" fo:margin-bottom="0.35cm" fo:text-align="center" style:writing-mode="lr-tb">
        <style:tab-stops/>
      </style:paragraph-properties>
      <style:text-properties fo:color="#66ff66" style:font-name="Squarish Sans CT" fo:font-size="6pt" style:font-size-asian="10pt" style:font-size-complex="10pt"/>
    </style:style>
    <style:style style:name="P3" style:family="paragraph">
      <loext:graphic-properties draw:fill="solid" draw:fill-color="#000000"/>
      <style:paragraph-properties fo:margin-top="0.42cm" fo:margin-bottom="0.35cm" fo:text-align="center" style:writing-mode="lr-tb">
        <style:tab-stops/>
      </style:paragraph-properties>
      <style:text-properties fo:color="#66ff66" style:font-name="Squarish Sans CT" fo:font-size="6pt" style:font-size-asian="10pt" style:font-size-complex="10pt"/>
    </style:style>
    <style:style style:name="P4" style:family="paragraph">
      <loext:graphic-properties draw:fill="solid" draw:fill-color="#000000"/>
      <style:paragraph-properties fo:text-align="center"/>
      <style:text-properties fo:color="#66ff66"/>
    </style:style>
    <style:style style:name="P5" style:family="paragraph">
      <style:text-properties fo:color="#66ff66" style:font-name="Squarish Sans CT" fo:font-size="11pt" style:text-underline-style="solid" style:text-underline-width="auto" style:text-underline-color="font-color" style:font-size-asian="18pt" style:font-size-complex="18pt"/>
    </style:style>
    <style:style style:name="P6" style:family="paragraph">
      <loext:graphic-properties draw:fill="none" draw:fill-color="#000000" draw:fill-image-width="0cm" draw:fill-image-height="0cm"/>
      <style:text-properties fo:color="#66ff66" style:font-name="Squarish Sans CT" fo:font-size="11pt" style:text-underline-style="solid" style:text-underline-width="auto" style:text-underline-color="font-color" style:font-size-asian="18pt" style:font-size-complex="18pt"/>
    </style:style>
    <style:style style:name="P7" style:family="paragraph">
      <loext:graphic-properties draw:fill="none" draw:fill-color="#000000" draw:fill-image-width="0cm" draw:fill-image-height="0cm"/>
      <style:paragraph-properties fo:text-align="center"/>
      <style:text-properties fo:color="#66ff66" style:font-name="Squarish Sans CT" fo:font-size="6pt" style:font-size-asian="18pt" style:font-size-complex="18pt"/>
    </style:style>
    <style:style style:name="T1" style:family="text">
      <style:text-properties fo:color="#66ff66" style:font-name="Squarish Sans CT" fo:font-size="11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87cm" svg:height="7.853cm" svg:x="0.531cm" svg:y="0.657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2.857cm" svg:height="1.419cm" svg:x="1.485cm" svg:y="3.557cm">
          <draw:text-box>
            <text:p text:style-name="P2">Individuals construct meaning via the communication process.</text:p>
          </draw:text-box>
        </draw:frame>
        <draw:frame draw:style-name="gr3" draw:text-style-name="P3" xml:id="id3" draw:id="id3" draw:layer="layout" svg:width="2.32cm" svg:height="1.127cm" svg:x="4.398cm" svg:y="3.276cm">
          <draw:text-box>
            <text:p text:style-name="P2">Self concept is a motivation for behaviour.</text:p>
          </draw:text-box>
        </draw:frame>
        <draw:frame draw:style-name="gr4" draw:text-style-name="P3" xml:id="id5" draw:id="id5" draw:layer="layout" svg:width="2.859cm" svg:height="1.419cm" svg:x="6.771cm" svg:y="2.979cm">
          <draw:text-box>
            <text:p text:style-name="P2">A unique relation-ship exists between the individual and society.</text:p>
          </draw:text-box>
        </draw:frame>
        <draw:frame draw:style-name="gr5" draw:text-style-name="P3" xml:id="id2" draw:id="id2" draw:layer="layout" svg:width="2.852cm" svg:height="1.711cm" svg:x="1.484cm" svg:y="5.036cm">
          <draw:text-box>
            <text:p text:style-name="P2">Humans act toward things on the basis of the meanings <text:s/>they ascribe to those things.</text:p>
          </draw:text-box>
        </draw:frame>
        <draw:frame draw:style-name="gr6" draw:text-style-name="P3" xml:id="id4" draw:id="id4" draw:layer="layout" svg:width="2.332cm" svg:height="2.879cm" svg:x="4.395cm" svg:y="4.453cm">
          <draw:text-box>
            <text:p text:style-name="P2">The meaning of such things is derived from, or arises out of, the social interaction that one has with others and the society.</text:p>
          </draw:text-box>
        </draw:frame>
        <draw:frame draw:style-name="gr7" draw:text-style-name="P3" xml:id="id6" draw:id="id6" draw:layer="layout" svg:width="2.855cm" svg:height="2.878cm" svg:x="6.775cm" svg:y="4.451cm">
          <draw:text-box>
            <text:p text:style-name="P2">The Meanings are handled in, and modified through, <text:s/>an interpretative process used by the person in dealing with the things he/she encounters.</text:p>
          </draw:text-box>
        </draw:frame>
        <draw:frame draw:style-name="gr8" draw:text-style-name="P3" xml:id="id8" draw:id="id8" draw:layer="layout" svg:width="2.866cm" svg:height="1.127cm" svg:x="6.764cm" svg:y="1.799cm">
          <draw:text-box>
            <text:p text:style-name="P2">The human being must be understood as a social person.</text:p>
          </draw:text-box>
        </draw:frame>
        <draw:frame draw:style-name="gr9" draw:text-style-name="P3" xml:id="id9" draw:id="id9" draw:layer="layout" svg:width="2.312cm" svg:height="1.419cm" svg:x="4.398cm" svg:y="1.799cm">
          <draw:text-box>
            <text:p text:style-name="P2">The human being must be understood as a thinking being.</text:p>
          </draw:text-box>
        </draw:frame>
        <draw:frame draw:style-name="gr5" draw:text-style-name="P3" xml:id="id7" draw:id="id7" draw:layer="layout" svg:width="2.85cm" svg:height="2.003cm" svg:x="1.491cm" svg:y="1.485cm">
          <draw:text-box>
            <text:p text:style-name="P2">Humans do not sense their environment directly, instead, humans define the situation they are in.</text:p>
          </draw:text-box>
        </draw:frame>
        <draw:frame draw:style-name="gr10" draw:text-style-name="P3" draw:layer="layout" svg:width="5.236cm" svg:height="0.835cm" svg:x="4.394cm" svg:y="7.39cm">
          <draw:text-box>
            <text:p text:style-name="P2">The cause of human action is the result of what is occurring in our present situation.</text:p>
          </draw:text-box>
        </draw:frame>
        <draw:frame draw:style-name="gr2" draw:text-style-name="P3" xml:id="id10" draw:id="id10" draw:layer="layout" svg:width="2.845cm" svg:height="1.419cm" svg:x="1.491cm" svg:y="6.805cm">
          <draw:text-box>
            <text:p text:style-name="P2">Human beings are described as active beings in relation to their environment.</text:p>
          </draw:text-box>
        </draw:frame>
        <draw:connector draw:style-name="gr11" draw:text-style-name="P4" draw:layer="layout" draw:type="line" svg:x1="2.913cm" svg:y1="4.976cm" svg:x2="2.91cm" svg:y2="5.036cm" draw:start-shape="id1" draw:start-glue-point="2" draw:end-shape="id2" draw:end-glue-point="0" svg:d="M2913 4976l-3 60" svg:viewBox="0 0 4 61">
          <text:p/>
        </draw:connector>
        <draw:connector draw:style-name="gr12" draw:text-style-name="P4" draw:layer="layout" draw:type="line" svg:x1="5.558cm" svg:y1="4.403cm" svg:x2="5.561cm" svg:y2="4.453cm" draw:start-shape="id3" draw:start-glue-point="2" draw:end-shape="id4" svg:d="M5558 4403l3 50" svg:viewBox="0 0 4 51">
          <text:p/>
        </draw:connector>
        <draw:connector draw:style-name="gr12" draw:text-style-name="P4" draw:layer="layout" draw:type="line" svg:x1="8.2cm" svg:y1="4.398cm" svg:x2="8.202cm" svg:y2="4.451cm" draw:start-shape="id5" draw:start-glue-point="2" draw:end-shape="id6" draw:end-glue-point="0" svg:d="M8200 4398l2 53" svg:viewBox="0 0 3 54">
          <text:p/>
        </draw:connector>
        <draw:frame draw:style-name="gr13" draw:text-style-name="P6" draw:layer="layout" svg:width="5.95cm" svg:height="0.789cm" svg:x="4.148cm" svg:y="1.139cm">
          <draw:text-box>
            <text:p text:style-name="P5"><text:span text:style-name="T1">Symbolic Interactionism <text:s/></text:span></text:p>
          </draw:text-box>
        </draw:frame>
        <draw:connector draw:style-name="gr14" draw:text-style-name="P7" draw:layer="layout" draw:type="line" svg:x1="2.916cm" svg:y1="3.488cm" svg:x2="2.913cm" svg:y2="3.557cm" draw:start-shape="id7" draw:start-glue-point="2" draw:end-shape="id1" draw:end-glue-point="0" svg:d="M2916 3488l-3 69" svg:viewBox="0 0 4 70">
          <text:p/>
        </draw:connector>
        <draw:connector draw:style-name="gr14" draw:text-style-name="P7" draw:layer="layout" draw:type="line" svg:x1="4.336cm" svg:y1="5.891cm" svg:x2="4.395cm" svg:y2="5.892cm" draw:start-shape="id2" draw:start-glue-point="1" draw:end-shape="id4" draw:end-glue-point="3" svg:d="M4336 5891l59 1" svg:viewBox="0 0 60 2">
          <text:p/>
        </draw:connector>
        <draw:connector draw:style-name="gr14" draw:text-style-name="P7" draw:layer="layout" draw:type="line" svg:x1="6.727cm" svg:y1="5.892cm" svg:x2="6.775cm" svg:y2="5.89cm" draw:start-shape="id4" draw:start-glue-point="1" draw:end-shape="id6" draw:end-glue-point="3" svg:d="M6727 5892l48-2" svg:viewBox="0 0 49 3">
          <text:p/>
        </draw:connector>
        <draw:connector draw:style-name="gr14" draw:text-style-name="P7" draw:layer="layout" draw:type="line" svg:x1="8.197cm" svg:y1="2.926cm" svg:x2="8.2cm" svg:y2="2.979cm" draw:start-shape="id8" draw:start-glue-point="2" draw:end-shape="id5" draw:end-glue-point="0" svg:d="M8197 2926l3 53" svg:viewBox="0 0 4 54">
          <text:p/>
        </draw:connector>
        <draw:connector draw:style-name="gr14" draw:text-style-name="P7" draw:layer="layout" draw:type="line" svg:x1="5.554cm" svg:y1="3.218cm" svg:x2="5.558cm" svg:y2="3.276cm" draw:start-shape="id9" draw:start-glue-point="2" draw:end-shape="id3" draw:end-glue-point="0" svg:d="M5554 3218l4 58" svg:viewBox="0 0 5 59">
          <text:p/>
        </draw:connector>
        <draw:connector draw:style-name="gr14" draw:text-style-name="P7" draw:layer="layout" draw:type="line" svg:x1="2.913cm" svg:y1="6.805cm" svg:x2="2.91cm" svg:y2="6.747cm" draw:start-shape="id10" draw:start-glue-point="0" draw:end-shape="id2" draw:end-glue-point="2" svg:d="M2913 6805l-3-58" svg:viewBox="0 0 4 59">
          <text:p/>
        </draw:connector>
        <draw:line draw:style-name="gr14" draw:text-style-name="P7" draw:layer="layout" svg:x1="8.202cm" svg:y1="7.222cm" svg:x2="8.202cm" svg:y2="7.354cm">
          <text:p/>
        </draw:line>
        <draw:line draw:style-name="gr15" draw:text-style-name="P7" draw:layer="layout" svg:x1="4.266cm" svg:y1="3.982cm" svg:x2="4.375cm" svg:y2="3.982cm">
          <text:p/>
        </draw:line>
        <draw:line draw:style-name="gr15" draw:text-style-name="P7" draw:layer="layout" svg:x1="6.639cm" svg:y1="3.806cm" svg:x2="6.748cm" svg:y2="3.806cm">
          <text:p/>
        </draw:line>
        <draw:custom-shape draw:style-name="gr16" draw:text-style-name="P1" draw:layer="layout" svg:width="0.352cm" svg:height="0.854cm" svg:x="9.638cm" svg:y="1.3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quarish Sans CT" svg:font-family="'Squarish Sans C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23:58:20.341216502</meta:creation-date>
    <dc:date>2018-05-13T01:21:34.595888055</dc:date>
    <meta:editing-duration>PT9M33S</meta:editing-duration>
    <meta:editing-cycles>1</meta:editing-cycles>
    <meta:document-statistic meta:object-count="26"/>
    <meta:generator>LibreOffice/5.2.7.2$Linux_X86_64 LibreOffice_project/20m0$Build-2</meta:generator>
  </office:meta>
</office:document-meta>
</file>